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043a" officeooo:paragraph-rsid="000f043a"/>
    </style:style>
    <style:style style:name="P2" style:family="paragraph" style:parent-style-name="Standard">
      <style:text-properties officeooo:rsid="000f043a" officeooo:paragraph-rsid="001d0599"/>
    </style:style>
    <style:style style:name="P3" style:family="paragraph" style:parent-style-name="Standard">
      <style:text-properties officeooo:rsid="000f043a" officeooo:paragraph-rsid="0020b0dd"/>
    </style:style>
    <style:style style:name="P4" style:family="paragraph" style:parent-style-name="Standard">
      <style:text-properties officeooo:rsid="000f043a" officeooo:paragraph-rsid="0021f9b2"/>
    </style:style>
    <style:style style:name="P5" style:family="paragraph" style:parent-style-name="Standard">
      <style:text-properties officeooo:rsid="000f043a" officeooo:paragraph-rsid="0023a801"/>
    </style:style>
    <style:style style:name="P6" style:family="paragraph" style:parent-style-name="Standard">
      <style:text-properties officeooo:rsid="000f043a" officeooo:paragraph-rsid="002587e6"/>
    </style:style>
    <style:style style:name="P7" style:family="paragraph" style:parent-style-name="Standard">
      <style:text-properties officeooo:rsid="000f043a" officeooo:paragraph-rsid="0026ec97"/>
    </style:style>
    <style:style style:name="P8" style:family="paragraph" style:parent-style-name="Standard">
      <style:text-properties officeooo:rsid="000f043a" officeooo:paragraph-rsid="0027af6f"/>
    </style:style>
    <style:style style:name="P9" style:family="paragraph" style:parent-style-name="Standard">
      <style:text-properties officeooo:rsid="00171e98" officeooo:paragraph-rsid="00171e98"/>
    </style:style>
    <style:style style:name="P10" style:family="paragraph" style:parent-style-name="Standard">
      <style:text-properties officeooo:rsid="001d0599" officeooo:paragraph-rsid="001d0599"/>
    </style:style>
    <style:style style:name="P11" style:family="paragraph" style:parent-style-name="Standard">
      <style:text-properties officeooo:rsid="001d0599" officeooo:paragraph-rsid="001152bf"/>
    </style:style>
    <style:style style:name="P12" style:family="paragraph" style:parent-style-name="Standard">
      <style:text-properties officeooo:rsid="001152bf" officeooo:paragraph-rsid="001d0599"/>
    </style:style>
    <style:style style:name="P13" style:family="paragraph" style:parent-style-name="Standard">
      <style:text-properties officeooo:rsid="001b27ff" officeooo:paragraph-rsid="001d0599"/>
    </style:style>
    <style:style style:name="P14" style:family="paragraph" style:parent-style-name="Standard">
      <style:text-properties officeooo:rsid="002a9591" officeooo:paragraph-rsid="002a9591"/>
    </style:style>
    <style:style style:name="P15" style:family="paragraph" style:parent-style-name="Standard">
      <style:text-properties officeooo:rsid="0013664e" officeooo:paragraph-rsid="0021f9b2"/>
    </style:style>
    <style:style style:name="P16" style:family="paragraph" style:parent-style-name="Standard">
      <style:text-properties officeooo:rsid="0013664e" officeooo:paragraph-rsid="0027af6f"/>
    </style:style>
    <style:style style:name="P17" style:family="paragraph" style:parent-style-name="Standard">
      <style:text-properties officeooo:rsid="002a9591" officeooo:paragraph-rsid="002a9591"/>
    </style:style>
    <style:style style:name="T1" style:family="text">
      <style:text-properties officeooo:rsid="001152bf"/>
    </style:style>
    <style:style style:name="T2" style:family="text">
      <style:text-properties officeooo:rsid="00117579"/>
    </style:style>
    <style:style style:name="T3" style:family="text">
      <style:text-properties officeooo:rsid="001224bd"/>
    </style:style>
    <style:style style:name="T4" style:family="text">
      <style:text-properties officeooo:rsid="0013664e"/>
    </style:style>
    <style:style style:name="T5" style:family="text">
      <style:text-properties officeooo:rsid="00174a9e"/>
    </style:style>
    <style:style style:name="T6" style:family="text">
      <style:text-properties officeooo:rsid="001a7797"/>
    </style:style>
    <style:style style:name="T7" style:family="text">
      <style:text-properties officeooo:rsid="001d0599"/>
    </style:style>
    <style:style style:name="T8" style:family="text">
      <style:text-properties officeooo:rsid="001eb7a2"/>
    </style:style>
    <style:style style:name="T9" style:family="text">
      <style:text-properties officeooo:rsid="0020b0dd"/>
    </style:style>
    <style:style style:name="T10" style:family="text">
      <style:text-properties officeooo:rsid="0021f9b2"/>
    </style:style>
    <style:style style:name="T11" style:family="text">
      <style:text-properties officeooo:rsid="0023a801"/>
    </style:style>
    <style:style style:name="T12" style:family="text">
      <style:text-properties officeooo:rsid="002587e6"/>
    </style:style>
    <style:style style:name="T13" style:family="text">
      <style:text-properties officeooo:rsid="0027af6f"/>
    </style:style>
    <style:style style:name="T14" style:family="text">
      <style:text-properties officeooo:rsid="002b87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aintain curr_key and henceforth curr_word</text:p>
      <text:p text:style-name="P12">if left arrow</text:p>
      <text:p text:style-name="P2"><text:tab/>if <text:span text:style-name="T11">direction is </text:span>across</text:p>
      <text:p text:style-name="P2"><text:tab/><text:tab/>if current square <text:span text:style-name="T5">first</text:span> square in word</text:p>
      <text:p text:style-name="P2"><text:tab/><text:tab/><text:tab/><text:span text:style-name="T3">unset word color for current word</text:span></text:p>
      <text:p text:style-name="P2"><text:tab/><text:tab/><text:tab/><text:span text:style-name="T3">set curr key </text:span>to <text:span text:style-name="T5">prev across key (Change = False)</text:span></text:p>
      <text:p text:style-name="P2"><text:tab/><text:tab/><text:tab/><text:span text:style-name="T10">get new current word using new current key</text:span></text:p>
      <text:p text:style-name="P2"><text:tab/><text:tab/><text:tab/><text:span text:style-name="T4">set current word color for current word</text:span></text:p>
      <text:p text:style-name="P2"><text:tab/><text:tab/><text:tab/>move word index to <text:span text:style-name="T6">last</text:span> square in <text:span text:style-name="T1">new </text:span>word</text:p>
      <text:p text:style-name="P2"><text:tab/><text:tab/><text:tab/><text:span text:style-name="T4">set active square color for word index </text:span></text:p>
      <text:p text:style-name="P13">`<text:tab/><text:tab/><text:tab/><text:tab/>(unset word should have turned the old one off)</text:p>
      <text:p text:style-name="P2"><text:tab/><text:tab/>else</text:p>
      <text:p text:style-name="P2"><text:tab/><text:tab/><text:tab/><text:span text:style-name="T12">using word index and word, change current square color to word color</text:span></text:p>
      <text:p text:style-name="P2"><text:tab/><text:tab/><text:tab/><text:span text:style-name="T12">decrement word index</text:span></text:p>
      <text:p text:style-name="P2"><text:tab/><text:tab/><text:tab/><text:span text:style-name="T2">change current square color to select color</text:span></text:p>
      <text:p text:style-name="P2"><text:tab/>else if <text:span text:style-name="T11">direction is </text:span>down</text:p>
      <text:p text:style-name="P2"><text:tab/><text:tab/>unset current word <text:span text:style-name="T2">color for current key</text:span></text:p>
      <text:p text:style-name="P3"><text:tab/><text:tab/><text:span text:style-name="T9">get current grid square using current word and word index</text:span></text:p>
      <text:p text:style-name="P3"><text:tab/><text:tab/>switch direction</text:p>
      <text:p text:style-name="P2"><text:tab/><text:tab/>set curr key to <text:span text:style-name="T12">across key in </text:span>current <text:span text:style-name="T1">grid square</text:span></text:p>
      <text:p text:style-name="P2"><text:tab/><text:tab/><text:span text:style-name="T2">get new current word using curr key</text:span></text:p>
      <text:p text:style-name="P2"><text:tab/><text:tab/><text:span text:style-name="T2">set current word color for current word</text:span></text:p>
      <text:p text:style-name="P3"><text:tab/><text:tab/><text:span text:style-name="T9">set word index by finding current grid square in new word</text:span></text:p>
      <text:p text:style-name="P3"><text:tab/><text:tab/><text:span text:style-name="T2">set active square color of current grid square (unsetting old word turned this off)</text:span></text:p>
      <text:p text:style-name="P2">If right arrow</text:p>
      <text:p text:style-name="P5"><text:tab/>if <text:span text:style-name="T11">direction is </text:span>across</text:p>
      <text:p text:style-name="P1"><text:tab/><text:tab/>if current square last square in word</text:p>
      <text:p text:style-name="P1"><text:tab/><text:tab/><text:tab/><text:span text:style-name="T3">unset word color for current word</text:span></text:p>
      <text:p text:style-name="P1"><text:tab/><text:tab/><text:tab/><text:span text:style-name="T3">set curr key </text:span>to <text:span text:style-name="T1">next across key (Change = False)</text:span></text:p>
      <text:p text:style-name="P4"><text:tab/><text:tab/><text:tab/><text:span text:style-name="T10">get new current word using new current key</text:span></text:p>
      <text:p text:style-name="P4"><text:tab/><text:tab/><text:tab/><text:span text:style-name="T4">set current word color for current word</text:span></text:p>
      <text:p text:style-name="P1"><text:tab/><text:tab/><text:tab/>move word index to first square in <text:span text:style-name="T1">new </text:span>word</text:p>
      <text:p text:style-name="P4"><text:tab/><text:tab/><text:tab/><text:span text:style-name="T4">set active square color for word index</text:span></text:p>
      <text:p text:style-name="P15"><text:tab/><text:tab/><text:tab/><text:tab/>(unset word should have turned the old one off)</text:p>
      <text:p text:style-name="P1"><text:tab/><text:tab/>else</text:p>
      <text:p text:style-name="P6"><text:tab/><text:tab/><text:tab/><text:span text:style-name="T12">using word index and word, change current square color to word color</text:span></text:p>
      <text:p text:style-name="P6"><text:tab/><text:tab/><text:tab/><text:span text:style-name="T12">increment word index</text:span></text:p>
      <text:p text:style-name="P6"><text:tab/><text:tab/><text:tab/><text:span text:style-name="T12">using word index and word, change current square color to select color</text:span></text:p>
      <text:p text:style-name="P5"><text:tab/>else if <text:span text:style-name="T11">direction is </text:span>down</text:p>
      <text:p text:style-name="P1"><text:tab/><text:tab/>unset current word <text:span text:style-name="T2">color for current key</text:span></text:p>
      <text:p text:style-name="P3"><text:tab/><text:tab/><text:span text:style-name="T9">get current grid square using current word and word index</text:span></text:p>
      <text:p text:style-name="P3"><text:tab/><text:tab/>switch direction</text:p>
      <text:p text:style-name="P1"><text:tab/><text:tab/><text:span text:style-name="T10">s</text:span>et curr key to <text:span text:style-name="T1">across key in </text:span>current <text:span text:style-name="T1">grid square</text:span></text:p>
      <text:p text:style-name="P1"><text:tab/><text:tab/><text:span text:style-name="T10">get new current word using new current key</text:span></text:p>
      <text:p text:style-name="P1"><text:tab/><text:tab/><text:span text:style-name="T2">set current word color for current word</text:span></text:p>
      <text:p text:style-name="P4"><text:tab/><text:tab/><text:span text:style-name="T9">set word index by finding current grid square in new word</text:span></text:p>
      <text:p text:style-name="P4"><text:tab/><text:tab/><text:span text:style-name="T2">set active square color of current grid square (unsetting old word turned this off)</text:span></text:p>
      <text:p text:style-name="P4"/>
      <text:p text:style-name="P1"/>
      <text:p text:style-name="P11"><text:soft-page-break/></text:p>
      <text:p text:style-name="P12">if <text:span text:style-name="T7">up</text:span> arrow</text:p>
      <text:p text:style-name="P5"><text:tab/>if <text:span text:style-name="T11">direction is down</text:span></text:p>
      <text:p text:style-name="P2"><text:tab/><text:tab/>if current square <text:span text:style-name="T5">first</text:span> square in word</text:p>
      <text:p text:style-name="P2"><text:tab/><text:tab/><text:tab/><text:span text:style-name="T3">unset word color for current word</text:span></text:p>
      <text:p text:style-name="P2"><text:tab/><text:tab/><text:tab/><text:span text:style-name="T3">set current key </text:span>to <text:span text:style-name="T5">prev arrow up down key (always wraps within list)</text:span></text:p>
      <text:p text:style-name="P2"><text:tab/><text:tab/><text:tab/><text:span text:style-name="T6">set new current word using new current key</text:span></text:p>
      <text:p text:style-name="P2"><text:tab/><text:tab/><text:tab/><text:span text:style-name="T4">set current word color for current word</text:span></text:p>
      <text:p text:style-name="P2"><text:tab/><text:tab/><text:tab/>move word index to <text:span text:style-name="T6">last</text:span> square in <text:span text:style-name="T1">new </text:span>word</text:p>
      <text:p text:style-name="P2"><text:tab/><text:tab/><text:tab/><text:span text:style-name="T4">set active square color for word index </text:span></text:p>
      <text:p text:style-name="P13">`<text:tab/><text:tab/><text:tab/><text:tab/>(unset word should have turned the old one off)</text:p>
      <text:p text:style-name="P2"><text:tab/><text:tab/>else</text:p>
      <text:p text:style-name="P7"><text:tab/><text:tab/><text:tab/><text:span text:style-name="T12">using word index and word, change current square color to word color</text:span></text:p>
      <text:p text:style-name="P7"><text:tab/><text:tab/><text:tab/><text:span text:style-name="T12">decrement word index</text:span></text:p>
      <text:p text:style-name="P7"><text:tab/><text:tab/><text:tab/><text:span text:style-name="T2">change current square color to select color</text:span></text:p>
      <text:p text:style-name="P7"><text:tab/>else if <text:span text:style-name="T11">direction is across</text:span></text:p>
      <text:p text:style-name="P2"><text:tab/><text:tab/>unset current word <text:span text:style-name="T2">color for current key</text:span></text:p>
      <text:p text:style-name="P3"><text:tab/><text:tab/><text:span text:style-name="T9">get current grid square using current word and word index</text:span></text:p>
      <text:p text:style-name="P3"><text:tab/><text:tab/>switch direction</text:p>
      <text:p text:style-name="P2"><text:tab/><text:tab/>set curr key to <text:span text:style-name="T8">down key in </text:span>current <text:span text:style-name="T1">grid square</text:span></text:p>
      <text:p text:style-name="P2"><text:tab/><text:tab/><text:span text:style-name="T2">get new current down word using curr key</text:span></text:p>
      <text:p text:style-name="P2"><text:tab/><text:tab/><text:span text:style-name="T2">set current word color for current word</text:span></text:p>
      <text:p text:style-name="P2"><text:tab/><text:tab/><text:span text:style-name="T9">set word index by finding current grid square in new word</text:span></text:p>
      <text:p text:style-name="P2"><text:tab/><text:tab/><text:span text:style-name="T2">set active square color</text:span></text:p>
      <text:p text:style-name="P8">If <text:span text:style-name="T13">down</text:span> arrow</text:p>
      <text:p text:style-name="P8"><text:tab/>if <text:span text:style-name="T11">direction is down</text:span></text:p>
      <text:p text:style-name="P8"><text:tab/><text:tab/>if current square last square in word</text:p>
      <text:p text:style-name="P8"><text:tab/><text:tab/><text:tab/><text:span text:style-name="T3">unset word color for current word</text:span></text:p>
      <text:p text:style-name="P8"><text:tab/><text:tab/><text:tab/><text:span text:style-name="T3">set current key </text:span>to <text:span text:style-name="T13">next arrow up down key (always wraps within list)</text:span></text:p>
      <text:p text:style-name="P8"><text:tab/><text:tab/><text:tab/><text:span text:style-name="T10">get new current word using new current key</text:span></text:p>
      <text:p text:style-name="P8"><text:tab/><text:tab/><text:tab/><text:span text:style-name="T4">set current word color for current word</text:span></text:p>
      <text:p text:style-name="P8"><text:tab/><text:tab/><text:tab/>move word index to first square in <text:span text:style-name="T1">new </text:span>word</text:p>
      <text:p text:style-name="P8"><text:tab/><text:tab/><text:tab/><text:span text:style-name="T4">set active square color for word index</text:span></text:p>
      <text:p text:style-name="P16"><text:tab/><text:tab/><text:tab/><text:tab/>(unset word should have turned the old one off)</text:p>
      <text:p text:style-name="P8"><text:tab/><text:tab/>else</text:p>
      <text:p text:style-name="P8"><text:tab/><text:tab/><text:tab/><text:span text:style-name="T12">using word index and word, change current square color to word color</text:span></text:p>
      <text:p text:style-name="P8"><text:tab/><text:tab/><text:tab/><text:span text:style-name="T12">increment word index</text:span></text:p>
      <text:p text:style-name="P8"><text:tab/><text:tab/><text:tab/><text:span text:style-name="T12">using word index and word, change current square color to select color</text:span></text:p>
      <text:p text:style-name="P8"><text:tab/>else if <text:span text:style-name="T11">direction is across</text:span></text:p>
      <text:p text:style-name="P8"><text:tab/><text:tab/>unset current word <text:span text:style-name="T2">color for current key</text:span></text:p>
      <text:p text:style-name="P8"><text:tab/><text:tab/><text:span text:style-name="T9">get current grid square using current word and word index</text:span></text:p>
      <text:p text:style-name="P8"><text:tab/><text:tab/>switch direction</text:p>
      <text:p text:style-name="P8"><text:tab/><text:tab/><text:span text:style-name="T10">s</text:span>et curr key to <text:span text:style-name="T13">down key in </text:span>current <text:span text:style-name="T1">grid square</text:span></text:p>
      <text:p text:style-name="P8"><text:tab/><text:tab/><text:span text:style-name="T10">get new current word using new current key</text:span></text:p>
      <text:p text:style-name="P8"><text:tab/><text:tab/><text:span text:style-name="T2">set current word color for current word</text:span></text:p>
      <text:p text:style-name="P8"><text:tab/><text:tab/><text:span text:style-name="T9">set word index by finding current grid square in new word</text:span></text:p>
      <text:p text:style-name="P8"><text:tab/><text:tab/><text:span text:style-name="T2">set active square color of current grid square (unsetting old word turned this off)</text:span></text:p>
      <text:p text:style-name="P8"/>
      <text:p text:style-name="P8"/>
      <text:p text:style-name="P2"><text:soft-page-break/></text:p>
      <text:p text:style-name="P10"/>
      <text:p text:style-name="P10">prev_word(key, Change direction)</text:p>
      <text:p text:style-name="P10"/>
      <text:p text:style-name="P10">return new key</text:p>
      <text:p text:style-name="P10"/>
      <text:p text:style-name="P10">next_word(key, Change direction)</text:p>
      <text:p text:style-name="P10"/>
      <text:p text:style-name="P10">return new key</text:p>
      <text:p text:style-name="P10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8:33:10.826242085</meta:creation-date>
    <dc:date>2019-06-11T10:37:52.971334233</dc:date>
    <meta:editing-duration>P2DT20H19M30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3" meta:paragraph-count="97" meta:word-count="692" meta:character-count="3990" meta:non-whitespace-character-count="3183"/>
  </office:meta>
</office:document-meta>
</file>